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end" style:justify-single-word="false"/>
      <style:text-properties style:font-name="Source Serif Pro Light"/>
    </style:style>
    <style:style style:name="P2" style:family="paragraph" style:parent-style-name="Standard">
      <style:text-properties style:font-name="Source Serif Pro Light"/>
    </style:style>
    <style:style style:name="P3" style:family="paragraph" style:parent-style-name="Standard">
      <style:text-properties style:font-name="Source Serif Pro Light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Source Serif Pro Ligh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ource Serif Pro Light" fo:font-weight="bold" style:font-name-asian="SimSun" style:font-weight-asian="bold" style:font-name-complex="Lucida Sans" style:font-weight-complex="bold"/>
    </style:style>
    <style:style style:name="P6" style:family="paragraph" style:parent-style-name="Standard">
      <style:text-properties style:font-name="Source Serif Pro Light" fo:font-weight="normal" style:font-name-asian="SimSun" style:font-weight-asian="normal" style:font-name-complex="Lucida Sans" style:font-weight-complex="normal"/>
    </style:style>
    <style:style style:name="P7" style:family="paragraph" style:parent-style-name="Standard">
      <style:text-properties style:font-name="Source Serif Pro Light" style:font-name-asian="SimSun" style:font-name-complex="Lucida Sans"/>
    </style:style>
    <style:style style:name="P8" style:family="paragraph" style:parent-style-name="Standard">
      <style:text-properties style:font-name="Source Serif Pro Light" fo:font-size="10pt" fo:font-weight="normal" style:font-name-asian="SimSun" style:font-size-asian="10pt" style:font-weight-asian="normal" style:font-name-complex="Lucida Sans" style:font-size-complex="10pt" style:font-weight-complex="normal"/>
    </style:style>
    <style:style style:name="P9" style:family="paragraph" style:parent-style-name="Table_20_Contents">
      <style:text-properties style:font-name="Source Serif Pro Light"/>
    </style:style>
    <style:style style:name="P10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11" style:family="paragraph" style:parent-style-name="Standard" style:list-style-name="L1">
      <style:text-properties style:font-name="Source Serif Pro Light"/>
    </style:style>
    <style:style style:name="P12" style:family="paragraph" style:parent-style-name="Standard" style:list-style-name="L2">
      <style:text-properties style:font-name="Source Serif Pro Light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font-name="Source Serif Pro Light1" style:font-name-asian="Source Serif Pro Light1" style:font-name-complex="Source Serif Pro Light1"/>
    </style:style>
    <style:style style:name="T3" style:family="text">
      <style:text-properties style:font-name="Source Serif Pro Light1" fo:font-weight="normal" style:font-name-asian="Source Serif Pro Light1" style:font-weight-asian="normal" style:font-name-complex="Source Serif Pro Light1" style:font-weight-complex="normal"/>
    </style:style>
    <style:style style:name="T4" style:family="text">
      <style:text-properties style:font-name-asian="SimSun" style:font-name-complex="Lucida Sans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-asian="SimSun" style:font-name-complex="Lucida Sans"/>
    </style:style>
    <style:style style:name="T7" style:family="text">
      <style:text-properties style:text-position="sub 58%" fo:font-weight="normal" style:font-name-asian="SimSun" style:font-weight-asian="normal" style:font-name-complex="Lucida Sans" style:font-weight-complex="normal"/>
    </style:style>
    <style:style style:name="T8" style:family="text">
      <style:text-properties style:text-position="sub 58%" fo:font-style="normal" fo:font-weight="normal" style:font-name-asian="SimSun" style:font-style-asian="normal" style:font-weight-asian="normal" style:font-name-complex="Lucida Sans" style:font-style-complex="normal" style:font-weight-complex="normal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fo:font-weight="normal" style:font-name-asian="SimSun" style:font-weight-asian="normal" style:font-name-complex="Lucida Sans" style:font-weight-complex="normal"/>
    </style:style>
    <style:style style:name="T11" style:family="text">
      <style:text-properties fo:font-weight="normal" officeooo:rsid="000ef1bc" style:font-name-asian="SimSun" style:font-weight-asian="normal" style:font-name-complex="Lucida Sans" style:font-weight-complex="normal"/>
    </style:style>
    <style:style style:name="T12" style:family="text">
      <style:text-properties fo:color="#ff9999" fo:font-weight="normal" style:font-name-asian="SimSun" style:font-weight-asian="normal" style:font-name-complex="Lucida Sans" style:font-weight-complex="normal"/>
    </style:style>
    <style:style style:name="T13" style:family="text">
      <style:text-properties fo:font-style="italic" fo:font-weight="normal" style:font-name-asian="SimSun" style:font-style-asian="italic" style:font-weight-asian="normal" style:font-name-complex="Lucida Sans" style:font-style-complex="italic" style:font-weight-complex="normal"/>
    </style:style>
    <style:style style:name="T14" style:family="text">
      <style:text-properties fo:font-style="normal" fo:font-weight="normal" style:font-name-asian="SimSun" style:font-style-asian="normal" style:font-weight-asian="normal" style:font-name-complex="Lucida Sans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/>
            <text:p text:style-name="P10">5. </text:p>
            <text:p text:style-name="P10">Relative entropy: definition and properties. </text:p>
            <text:p text:style-name="P10">Explain the usage of relative entropy in practice. <text:s text:c="2"/></text:p>
            <text:p text:style-name="P10"/>
          </table:table-cell>
        </table:table-row>
      </table:table>
      <text:p text:style-name="P2"/>
      <text:p text:style-name="P3">Entropie relative </text:p>
      <text:p text:style-name="P2"/>
      <text:p text:style-name="P2">C'est une mesure de dissimilarité entre deux distribution de probabilités.</text:p>
      <text:p text:style-name="P2"/>
      <text:p text:style-name="P4">D<text:span text:style-name="T5">KL</text:span>(p || q) = <text:span text:style-name="T2">∑</text:span><text:span text:style-name="T4">p(x)log</text:span><text:span text:style-name="T6">2</text:span><text:span text:style-name="T4">[p(x)/q(x)] = E</text:span><text:span text:style-name="T6">p(x)</text:span><text:span text:style-name="T4">[log</text:span><text:span text:style-name="T6">2</text:span><text:span text:style-name="T4">[p(x)/q(x)]]</text:span></text:p>
      <text:p text:style-name="P5"/>
      <text:p text:style-name="P7">avec comme convention : </text:p>
      <text:list xml:id="list631143795" text:style-name="L1">
        <text:list-item>
          <text:p text:style-name="P11"><text:span text:style-name="T4">0log</text:span><text:span text:style-name="T6">2</text:span><text:span text:style-name="T4">[0/q(x)] = 0 </text:span><text:span text:style-name="T9"></text:span><text:span text:style-name="T4"> q(x)</text:span></text:p>
        </text:list-item>
        <text:list-item>
          <text:p text:style-name="P11"><text:span text:style-name="T4">p(x)log</text:span><text:span text:style-name="T6">2</text:span><text:span text:style-name="T4">[p(x)/0] = +</text:span><text:span text:style-name="T2">∞ </text:span><text:span text:style-name="T9"></text:span><text:span text:style-name="T4">p(x) &gt; 0 </text:span></text:p>
        </text:list-item>
      </text:list>
      <text:p text:style-name="P7"/>
      <text:p text:style-name="P7">Propriétés :</text:p>
      <text:list xml:id="list2116351654" text:style-name="L2">
        <text:list-item>
          <text:p text:style-name="P12"><text:span text:style-name="T4">D(p || q) != </text:span><text:span text:style-name="T10">D(q || p) <text:tab/>=&gt; n'est pas symétrique (n'est donc pas une distance c.f inégalité trianguaire)</text:span></text:p>
        </text:list-item>
        <text:list-item>
          <text:p text:style-name="P12"><text:span text:style-name="T10">D(p || q) </text:span><text:span text:style-name="T3">≥</text:span><text:span text:style-name="T10"> 0</text:span></text:p>
        </text:list-item>
        <text:list-item>
          <text:p text:style-name="P12"><text:span text:style-name="T10">Chain rule : D</text:span><text:span text:style-name="T7">KL</text:span><text:span text:style-name="T10">(p(x,y) || q(x,y)) = <text:s/>D</text:span><text:span text:style-name="T7">KL</text:span><text:span text:style-name="T10">(p(x) || q(x)) + <text:s/>D</text:span><text:span text:style-name="T7">KL</text:span><text:span text:style-name="T10">(p(y|x) || q(y|x))</text:span></text:p>
        </text:list-item>
        <text:list-item>
          <text:p text:style-name="P12"><text:span text:style-name="T10">Si X suit une distribution uniforme (donc q(x) = 1/|</text:span><text:span text:style-name="T13">X</text:span><text:span text:style-name="T14">| alors : D</text:span><text:span text:style-name="T8">KL</text:span><text:span text:style-name="T14">(p || q) = log</text:span><text:span text:style-name="T8">2</text:span><text:span text:style-name="T14">|</text:span><text:span text:style-name="T13">X| - </text:span><text:span text:style-name="T14">H(X)</text:span></text:p>
        </text:list-item>
      </text:list>
      <text:p text:style-name="P6"/>
      <text:p text:style-name="P2"><text:span text:style-name="T10">KLD permet de mesurer, en quelque sorte, le </text:span><text:span text:style-name="T11">niveau</text:span><text:span text:style-name="T10"> de similitude entre deux distribution dans le contexte du </text:span><text:span text:style-name="T12">machin learning</text:span><text:span text:style-name="T10"> et concernant le </text:span><text:span text:style-name="T12">théorie des codes</text:span><text:span text:style-name="T10">* <text:s/>elle mesure inefficacité du code.</text:span></text:p>
      <text:p text:style-name="P6">Elle permet de conserver l'information par son invariance et sa monotonicité. </text:p>
      <text:p text:style-name="P6"/>
      <text:p text:style-name="P8">*théroie des codes : traite des codes et de leurs propriétés et de leur aptitude à servir sur différents canaux de communication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etske L</meta:initial-creator>
    <meta:creation-date>2020-06-21T09:19:15.56</meta:creation-date>
    <dc:date>2020-09-01T22:45:20.533844835</dc:date>
    <meta:editing-duration>PT19H17M28S</meta:editing-duration>
    <meta:editing-cycles>11</meta:editing-cycles>
    <meta:generator>LibreOffice/6.4.5.2$Linux_X86_64 LibreOffice_project/40$Build-2</meta:generator>
    <meta:document-statistic meta:table-count="1" meta:image-count="0" meta:object-count="0" meta:page-count="1" meta:paragraph-count="18" meta:word-count="185" meta:character-count="1094" meta:non-whitespace-character-count="919"/>
  </office:meta>
</office:document-meta>
</file>